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E0000025CC1E702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rsid="0002814b" officeooo:paragraph-rsid="0002814b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fo:font-size="12pt" fo:font-weight="bold" officeooo:rsid="0002814b" officeooo:paragraph-rsid="0002814b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test Test Run – Sequence Diagram, Runnables</text:p>
      <text:p text:style-name="P2"/>
      <text:p text:style-name="P2"><draw:frame draw:style-name="fr1" draw:name="Image1" text:anchor-type="paragraph" svg:width="6.9252in" style:rel-width="100%" svg:height="6.8807in" style:rel-height="73%" draw:z-index="0"><draw:image xlink:href="Pictures/10000201000002BE0000025CC1E702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Kottom</meta:initial-creator>
    <meta:creation-date>2015-01-04T07:36:46.946809076</meta:creation-date>
    <dc:date>2015-01-04T07:53:01.880087742</dc:date>
    <dc:creator>Chris Kottom</dc:creator>
    <meta:editing-duration>PT3M41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1" meta:paragraph-count="1" meta:word-count="6" meta:character-count="47" meta:non-whitespace-character-count="41"/>
  </office:meta>
</office:document-meta>
</file>